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Black" svg:font-family="'Arial Black'" style:font-pitch="variable"/>
    <style:font-face style:name="Garuda" svg:font-family="Garud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paragraph-rsid="001e13a1"/>
    </style:style>
    <style:style style:name="P2" style:family="paragraph" style:parent-style-name="Standard">
      <style:text-properties style:font-name="Garuda" officeooo:paragraph-rsid="0017e917"/>
    </style:style>
    <style:style style:name="P3" style:family="paragraph" style:parent-style-name="Standard" style:list-style-name="L1">
      <style:text-properties fo:color="#00331a" style:font-name="Garuda"/>
    </style:style>
    <style:style style:name="P4" style:family="paragraph" style:parent-style-name="Standard">
      <style:text-properties fo:color="#00331a" style:font-name="Garuda" style:text-underline-style="solid" style:text-underline-width="auto" style:text-underline-color="font-color"/>
    </style:style>
    <style:style style:name="P5" style:family="paragraph" style:parent-style-name="Standard">
      <style:text-properties fo:color="#00331a" style:font-name="Garuda" style:text-underline-style="solid" style:text-underline-width="auto" style:text-underline-color="font-color" fo:font-weight="bold" officeooo:paragraph-rsid="001e13a1" style:font-weight-asian="bold" style:font-weight-complex="bold"/>
    </style:style>
    <style:style style:name="P6" style:family="paragraph" style:parent-style-name="Standard">
      <style:text-properties fo:color="#00331a" style:font-name="Garuda" officeooo:paragraph-rsid="001e13a1"/>
    </style:style>
    <style:style style:name="P7" style:family="paragraph" style:parent-style-name="Standard" style:list-style-name="L2">
      <style:text-properties fo:color="#00331a" style:font-name="Garuda" officeooo:paragraph-rsid="001e13a1"/>
    </style:style>
    <style:style style:name="P8" style:family="paragraph" style:parent-style-name="Standard">
      <style:text-properties fo:color="#00331a" style:font-name="Garuda" fo:font-size="12pt" style:text-underline-style="solid" style:text-underline-width="auto" style:text-underline-color="font-color" fo:font-weight="bold" officeooo:paragraph-rsid="001e13a1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331a" style:font-name="Garuda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color="#00331a" style:font-name="Garuda" officeooo:paragraph-rsid="001bc157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color="#00331a" style:font-name="Garuda"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00331a" style:font-name="Garud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3" style:family="paragraph" style:parent-style-name="Title">
      <style:text-properties fo:color="#00331a"/>
    </style:style>
    <style:style style:name="P14" style:family="paragraph" style:parent-style-name="Heading_20_1">
      <style:text-properties fo:color="#00331a"/>
    </style:style>
    <style:style style:name="T1" style:family="text">
      <style:text-properties fo:font-variant="normal" fo:text-transform="none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Arial Black"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9" style:family="text">
      <style:text-properties fo:color="#003300"/>
    </style:style>
    <style:style style:name="T10" style:family="text">
      <style:text-properties fo:color="#003300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color="#003300" fo:font-size="12pt" fo:font-weight="normal" officeooo:rsid="0017e917" style:font-size-asian="12pt" style:font-weight-asian="normal" style:font-size-complex="12pt" style:font-weight-complex="normal"/>
    </style:style>
    <style:style style:name="T12" style:family="text">
      <style:text-properties fo:color="#003300" style:font-name="Garuda"/>
    </style:style>
    <style:style style:name="T13" style:family="text">
      <style:text-properties fo:color="#003300" style:font-name="Garuda"/>
    </style:style>
    <style:style style:name="T14" style:family="text">
      <style:text-properties fo:color="#003300" style:font-name="Garuda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003300" style:font-name="Garuda" fo:font-size="12pt" fo:font-weight="normal" officeooo:rsid="0017e917" style:font-size-asian="12pt" style:font-weight-asian="normal" style:font-size-complex="12pt" style:font-weight-complex="normal"/>
    </style:style>
    <style:style style:name="T16" style:family="text">
      <style:text-properties fo:color="#003300" style:font-name="Arial Black"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0pt" fo:font-weight="normal" style:font-size-asian="20pt" style:font-weight-asian="normal" style:font-size-complex="20pt" style:font-weight-complex="normal"/>
    </style:style>
    <style:style style:name="T19" style:family="text">
      <style:text-properties style:font-name="Garuda"/>
    </style:style>
    <style:style style:name="T20" style:family="text">
      <style:text-properties style:font-name="Garuda" fo:font-size="20pt" fo:font-weight="bold" style:font-size-asian="20pt" style:font-weight-asian="bold" style:font-size-complex="20pt" style:font-weight-complex="bold"/>
    </style:style>
    <style:style style:name="T21" style:family="text">
      <style:text-properties style:font-name="Garuda" fo:font-size="24pt" fo:font-weight="bold" style:font-size-asian="24pt" style:font-weight-asian="bold" style:font-size-complex="24pt" style:font-weight-complex="bold"/>
    </style:style>
    <style:style style:name="T22" style:family="text">
      <style:text-properties style:font-name="Garuda" fo:font-size="24pt" fo:font-weight="normal" style:font-size-asian="24pt" style:font-weight-asian="normal" style:font-size-complex="24pt" style:font-weight-complex="normal"/>
    </style:style>
    <style:style style:name="T23" style:family="text">
      <style:text-properties style:font-name="Garuda" fo:font-size="12pt" fo:font-weight="normal" style:font-size-asian="12pt" style:font-weight-asian="normal" style:font-size-complex="12pt" style:font-weight-complex="normal"/>
    </style:style>
    <style:style style:name="T24" style:family="text">
      <style:text-properties style:font-name="Garuda" fo:font-size="12pt" fo:font-weight="normal" officeooo:rsid="0017e917" style:font-size-asian="12pt" style:font-weight-asian="normal" style:font-size-complex="12pt" style:font-weight-complex="normal"/>
    </style:style>
    <style:style style:name="T25" style:family="text">
      <style:text-properties style:font-name="Arial Black" fo:font-size="24pt" fo:font-weight="normal" style:font-size-asian="24pt" style:font-weight-asian="normal" style:font-size-complex="24pt" style:font-weight-complex="normal"/>
    </style:style>
    <style:style style:name="T26" style:family="text">
      <style:text-properties fo:color="#00331a" style:font-name="Garuda"/>
    </style:style>
    <style:style style:name="T27" style:family="text">
      <style:text-properties fo:color="#00331a" style:font-name="Garuda" fo:font-size="12pt" fo:font-weight="normal" style:font-size-asian="12pt" style:font-weight-asian="normal" style:font-size-complex="12pt" style:font-weight-complex="normal"/>
    </style:style>
    <style:style style:name="T28" style:family="text">
      <style:text-properties fo:color="#00331a" style:font-name="Garuda" fo:font-size="12pt" fo:font-weight="normal" officeooo:rsid="0017e917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h text:style-name="P14" text:outline-level="1"><text:span text:style-name="T22"><text:tab/><text:tab/><text:tab/><text:tab/> </text:span><text:span text:style-name="T25">ZODIAC DATASOFT</text:span></text:h>
      <text:p text:style-name="P2"><text:span text:style-name="T27"><text:tab/><text:tab/><text:tab/><text:tab/></text:span><text:span text:style-name="T28">(</text:span><text:span text:style-name="T27">website: </text:span><text:a xlink:type="simple" xlink:href="http://sites.google.com/site/kuja27"><text:span text:style-name="T26">http://sites.google.com/site/kuja27</text:span></text:a><text:span text:style-name="T27">)</text:span></text:p>
      <text:p text:style-name="P10"><text:tab/><text:tab/><text:tab/> <text:s text:c="12"/><text:span text:style-name="T2">Training, Consultancy and eLearning <text:s text:c="187"/></text:span><text:span text:style-name="T6">90, Ground Floor, First Main Road, Balamurugan Garden, Thoraipakkam, Chennai-600097</text:span><text:span text:style-name="T5"><text:tab/><text:tab/></text:span><text:span text:style-name="T7"><text:tab/></text:span><text:span text:style-name="T3">Contact Ph No(s):<text:tab/></text:span><text:span text:style-name="T1">9791165980, </text:span><text:span text:style-name="T8">9003082186, 9789346927</text:span><text:line-break/></text:p>
      <text:p text:style-name="P11"/>
      <text:p text:style-name="P11"/>
      <text:p text:style-name="P11">TOPICS</text:p>
      <text:p text:style-name="P12"/>
      <text:list xml:id="list2236250312100545004" text:style-name="L1">
        <text:list-item>
          <text:p text:style-name="P3">C</text:p>
        </text:list-item>
        <text:list-item>
          <text:p text:style-name="P3">Java</text:p>
        </text:list-item>
        <text:list-item>
          <text:p text:style-name="P3">School and College (Bachelor's) Mathematics </text:p>
        </text:list-item>
        <text:list-item>
          <text:p text:style-name="P3">School and College Computer Science </text:p>
        </text:list-item>
        <text:list-item>
          <text:p text:style-name="P3">Project works for College Computer Science students</text:p>
        </text:list-item>
      </text:list>
      <text:p text:style-name="P4"/>
      <text:p text:style-name="P5">REFERENCES and COURSE MATERIALS</text:p>
      <text:p text:style-name="P6"/>
      <text:list xml:id="list7374947281743916541" text:style-name="L2">
        <text:list-item>
          <text:p text:style-name="P1"><text:span text:style-name="T26">Krishna iResearch Opensource Initiative Products SVN &amp; Git Codebase - </text:span><text:a xlink:type="simple" xlink:href="https://sites.google.com/site/kuja27/">https://sites.google.com/site/kuja27/</text:a><text:span text:style-name="T26"> <text:s/>and </text:span><text:a xlink:type="simple" xlink:href="https://sourceforge.net/users/ka_shrinivaasan">https://sourceforge.net/users/ka_shrinivaasan</text:a></text:p>
        </text:list-item>
        <text:list-item>
          <text:p text:style-name="P7">Standard textbooks and websites<text:tab/><text:tab/><text:tab/></text:p>
        </text:list-item>
      </text:list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 Black" svg:font-family="'Arial Black'" style:font-pitch="variable"/>
    <style:font-face style:name="Garuda" svg:font-family="Garud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Shrinivaasan </meta:initial-creator>
    <meta:creation-date>2014-04-21T13:03:43</meta:creation-date>
    <dc:date>2014-07-23T20:28:52.916669690</dc:date>
    <meta:editing-duration>PT2H44M13S</meta:editing-duration>
    <meta:editing-cycles>117</meta:editing-cycles>
    <meta:generator>LibreOffice/4.2.3.3$Linux_x86 LibreOffice_project/420m0$Build-3</meta:generator>
    <meta:document-statistic meta:table-count="0" meta:image-count="0" meta:object-count="0" meta:page-count="1" meta:paragraph-count="12" meta:word-count="72" meta:character-count="827" meta:non-whitespace-character-count="553"/>
  </office:meta>
</office:document-meta>
</file>